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" officeooo:rsid="00039be1" officeooo:paragraph-rsid="00039be1"/>
    </style:style>
    <style:style style:name="P2" style:family="paragraph" style:parent-style-name="Preformatted_20_Text">
      <style:text-properties style:font-name="DejaVu Sans" officeooo:rsid="00039be1" officeooo:paragraph-rsid="0008c792"/>
    </style:style>
    <style:style style:name="P3" style:family="paragraph" style:parent-style-name="Standard">
      <style:text-properties style:font-name="DejaVu Sans" fo:font-size="14pt" fo:font-weight="bold" officeooo:rsid="000164f4" officeooo:paragraph-rsid="000164f4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DejaVu Sans" fo:font-size="14pt" fo:font-weight="bold" officeooo:rsid="000164f4" officeooo:paragraph-rsid="00032b51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Sans" fo:font-size="14pt" fo:font-weight="bold" officeooo:rsid="0005562c" officeooo:paragraph-rsid="0005562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DejaVu Sans" officeooo:rsid="000164f4" officeooo:paragraph-rsid="000164f4"/>
    </style:style>
    <style:style style:name="P7" style:family="paragraph" style:parent-style-name="Standard">
      <style:text-properties style:font-name="DejaVu Sans" fo:font-size="12pt" officeooo:rsid="000164f4" officeooo:paragraph-rsid="00032b51" style:font-size-asian="12pt" style:font-size-complex="12pt"/>
    </style:style>
    <style:style style:name="P8" style:family="paragraph" style:parent-style-name="Standard">
      <style:text-properties style:font-name="DejaVu Sans" fo:font-size="12pt" fo:font-weight="normal" officeooo:rsid="00032b51" officeooo:paragraph-rsid="00032b5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" fo:font-size="12pt" fo:font-weight="normal" officeooo:rsid="0005562c" officeooo:paragraph-rsid="0005562c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DejaVu Sans" fo:font-size="12pt" fo:font-weight="normal" officeooo:rsid="0008c792" officeooo:paragraph-rsid="0008c792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DejaVu Sans" fo:font-size="12pt" fo:font-weight="normal" officeooo:rsid="0013e97b" officeooo:paragraph-rsid="0013e97b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DejaVu Sans" officeooo:rsid="000c1e78" officeooo:paragraph-rsid="000c1e78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rsid="000c1e78" officeooo:paragraph-rsid="000c1e78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DejaVu Sans" fo:font-size="12pt" officeooo:rsid="000cfbb6" officeooo:paragraph-rsid="000c1e78" style:font-size-asian="12pt" style:font-size-complex="12pt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DejaVu Sans" officeooo:rsid="000cfbb6" officeooo:paragraph-rsid="000cfbb6"/>
    </style:style>
    <style:style style:name="P16" style:family="paragraph" style:parent-style-name="Standard" style:list-style-name="L1">
      <style:text-properties officeooo:rsid="000164f4" officeooo:paragraph-rsid="000164f4"/>
    </style:style>
    <style:style style:name="P17" style:family="paragraph" style:parent-style-name="Standard" style:list-style-name="L1">
      <style:text-properties style:font-name="DejaVu Sans" fo:font-size="12pt" officeooo:rsid="000164f4" officeooo:paragraph-rsid="000164f4" style:font-size-asian="12pt" style:font-size-complex="12pt"/>
    </style:style>
    <style:style style:name="P18" style:family="paragraph" style:parent-style-name="Standard" style:list-style-name="L1">
      <style:text-properties style:font-name="DejaVu Sans" fo:font-size="12pt" fo:font-weight="normal" officeooo:rsid="00032b51" officeooo:paragraph-rsid="00032b51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" fo:font-size="12pt" fo:font-weight="normal" officeooo:rsid="0008c792" officeooo:paragraph-rsid="00170991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DejaVu Sans" fo:font-size="12pt" fo:font-weight="normal" officeooo:rsid="0008c792" officeooo:paragraph-rsid="0008c792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font-name="DejaVu Sans" officeooo:rsid="00039be1" officeooo:paragraph-rsid="00039be1"/>
    </style:style>
    <style:style style:name="P22" style:family="paragraph" style:parent-style-name="Standard" style:list-style-name="L4">
      <style:text-properties style:font-name="DejaVu Sans" officeooo:rsid="00039be1" officeooo:paragraph-rsid="0008c792"/>
    </style:style>
    <style:style style:name="P23" style:family="paragraph" style:parent-style-name="Standard">
      <style:text-properties style:font-name="DejaVu Sans" officeooo:rsid="000fac7f" officeooo:paragraph-rsid="0018dfd9"/>
    </style:style>
    <style:style style:name="P24" style:family="paragraph" style:parent-style-name="Standard" style:list-style-name="L2">
      <style:text-properties officeooo:paragraph-rsid="00032b51"/>
    </style:style>
    <style:style style:name="P25" style:family="paragraph" style:parent-style-name="Text_20_body" style:list-style-name="L1">
      <style:text-properties style:font-name="DejaVu Sans" fo:font-size="12pt" officeooo:rsid="000c1e78" style:font-size-asian="12pt" style:font-size-complex="12pt"/>
    </style:style>
    <style:style style:name="P26" style:family="paragraph" style:parent-style-name="Text_20_body" style:list-style-name="L1">
      <style:text-properties style:font-name="DejaVu Sans" fo:font-size="12pt" officeooo:rsid="000c1e78" officeooo:paragraph-rsid="000c1e78" style:font-size-asian="12pt" style:font-size-complex="12pt"/>
    </style:style>
    <style:style style:name="P27" style:family="paragraph" style:parent-style-name="Preformatted_20_Text" style:list-style-name="L1"/>
    <style:style style:name="P28" style:family="paragraph" style:parent-style-name="Preformatted_20_Text" style:list-style-name="L1">
      <style:text-properties officeooo:rsid="000164f4" officeooo:paragraph-rsid="000164f4"/>
    </style:style>
    <style:style style:name="P29" style:family="paragraph" style:parent-style-name="Preformatted_20_Text" style:list-style-name="L1">
      <style:text-properties style:font-name="DejaVu Sans" officeooo:rsid="000c1e78" officeooo:paragraph-rsid="000c1e78"/>
    </style:style>
    <style:style style:name="P30" style:family="paragraph" style:parent-style-name="Preformatted_20_Text" style:list-style-name="L4">
      <style:text-properties style:font-name="DejaVu Sans" officeooo:rsid="00039be1" officeooo:paragraph-rsid="0008c792"/>
    </style:style>
    <style:style style:name="P31" style:family="paragraph" style:parent-style-name="Preformatted_20_Text" style:list-style-name="L3">
      <style:text-properties officeooo:paragraph-rsid="00039be1"/>
    </style:style>
    <style:style style:name="P32" style:family="paragraph" style:parent-style-name="Preformatted_20_Text" style:list-style-name="L1">
      <style:paragraph-properties fo:margin-top="0cm" fo:margin-bottom="0.499cm" loext:contextual-spacing="false"/>
    </style:style>
    <style:style style:name="P33" style:family="paragraph" style:parent-style-name="Preformatted_20_Text" style:list-style-name="L1">
      <style:paragraph-properties fo:margin-top="0cm" fo:margin-bottom="0.499cm" loext:contextual-spacing="false"/>
      <style:text-properties officeooo:paragraph-rsid="000c1e78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style:font-name="DejaVu Sans" fo:font-size="12pt" officeooo:rsid="00039be1" style:font-size-asian="12pt" style:font-size-complex="12pt"/>
    </style:style>
    <style:style style:name="T3" style:family="text">
      <style:text-properties style:font-name="DejaVu Sans" fo:font-size="12pt" officeooo:rsid="000c1e78" style:font-size-asian="12pt" style:font-size-complex="12pt"/>
    </style:style>
    <style:style style:name="T4" style:family="text">
      <style:text-properties style:font-name="DejaVu Sans" fo:font-size="12pt" fo:font-weight="normal" officeooo:rsid="000164f4" style:font-size-asian="12pt" style:font-weight-asian="normal" style:font-size-complex="12pt" style:font-weight-complex="normal"/>
    </style:style>
    <style:style style:name="T5" style:family="text">
      <style:text-properties style:font-name="DejaVu Sans" fo:font-size="12pt" fo:font-weight="normal" officeooo:rsid="00032b51" style:font-size-asian="12pt" style:font-weight-asian="normal" style:font-size-complex="12pt" style:font-weight-complex="normal"/>
    </style:style>
    <style:style style:name="T6" style:family="text">
      <style:text-properties style:font-name="DejaVu Sans" fo:font-size="12pt" fo:font-weight="normal" officeooo:rsid="0008c792" style:font-size-asian="12pt" style:font-weight-asian="normal" style:font-size-complex="12pt" style:font-weight-complex="normal"/>
    </style:style>
    <style:style style:name="T7" style:family="text">
      <style:text-properties style:font-name="DejaVu Sans" officeooo:rsid="00039be1"/>
    </style:style>
    <style:style style:name="T8" style:family="text">
      <style:text-properties style:font-name="DejaVu Sans" officeooo:rsid="0008c792"/>
    </style:style>
    <style:style style:name="T9" style:family="text">
      <style:text-properties style:font-name="DejaVu Sans" fo:font-size="14pt" fo:font-weight="bold" officeooo:rsid="000164f4" style:font-size-asian="14pt" style:font-weight-asian="bold" style:font-size-complex="14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32b51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164f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8c792" style:font-size-asian="12pt" style:font-weight-asian="normal" style:font-size-complex="12pt" style:font-weight-complex="normal"/>
    </style:style>
    <style:style style:name="T14" style:family="text">
      <style:text-properties officeooo:rsid="00032b51"/>
    </style:style>
    <style:style style:name="T15" style:family="text">
      <style:text-properties fo:color="#800000"/>
    </style:style>
    <style:style style:name="T16" style:family="text">
      <style:text-properties officeooo:rsid="00170991"/>
    </style:style>
    <style:style style:name="T17" style:family="text">
      <style:text-properties officeooo:rsid="0018df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acion de shimmer</text:p>
      <text:p text:style-name="P6"/>
      <text:list xml:id="list2175837856295422774" text:style-name="L1">
        <text:list-item>
          <text:p text:style-name="P16"><text:span text:style-name="T1">git clone </text:span><text:a xlink:type="simple" xlink:href="https://github.com/RafBerkvens/shimmer" text:style-name="Internet_20_link" text:visited-style-name="Visited_20_Internet_20_Link"><text:span text:style-name="T1">https://github.com/RafBerkvens/shimmer</text:span></text:a><text:span text:style-name="T1"> en la carpeta ~/catkin_ws/src</text:span></text:p>
          <text:p text:style-name="P17"/>
        </text:list-item>
        <text:list-item>
          <text:p text:style-name="P17">catkin_make en ~/catkin_ws</text:p>
          <text:p text:style-name="P17"/>
        </text:list-item>
        <text:list-item>
          <text:p text:style-name="P17">si da error en el archivo calibrate_data.h por el include &lt;Eigen/Dense&gt;, sustituirlo por <text:s/>#include &lt;eigen3/Eigen/Dense&gt;</text:p>
          <text:p text:style-name="P17"/>
        </text:list-item>
        <text:list-item>
          <text:p text:style-name="P17">si sigue dando error:</text:p>
          <text:p text:style-name="P28"><text:span text:style-name="Source_20_Text"><text:span text:style-name="T1"><text:tab/>cd /usr/local/include</text:span></text:span></text:p>
          <text:p text:style-name="P27"><text:span text:style-name="Source_20_Text"><text:span text:style-name="T1"><text:tab/>sudo ln -sf eigen3/Eigen Eigen</text:span></text:span></text:p>
          <text:p text:style-name="P33"><text:span text:style-name="Source_20_Text"><text:span text:style-name="T1"><text:tab/>sudo ln -sf eigen3/unsupported unsupported</text:span></text:span></text:p>
        </text:list-item>
      </text:list>
      <text:p text:style-name="P14">Debemos modificar los mensajes para la configuración:</text:p>
      <text:p text:style-name="P15"># send the set sensors command</text:p>
      <text:p text:style-name="P15"><text:s text:c="2"/>sock.send(struct.pack('BBBB', 0x08, 0x80, 0x00, 0x00)) <text:s/># all</text:p>
      <text:p text:style-name="P15"><text:s text:c="2"/>wait_for_ack(sock)</text:p>
      <text:p text:style-name="P15"><text:s/></text:p>
      <text:p text:style-name="P15"><text:s text:c="2"/># send the set sampling rate command</text:p>
      <text:p text:style-name="P15"><text:s text:c="2"/>sock.send(struct.pack('BBB', 0x05, 0x00, 0x19)) <text:s/># 51.2Hz</text:p>
      <text:p text:style-name="P15"><text:s text:c="2"/># sock.send(struct.pack('BB', 0x05, 0x64)) <text:s/># 10.24Hz</text:p>
      <text:p text:style-name="P15"><text:s text:c="2"/>wait_for_ack(sock)</text:p>
      <text:p text:style-name="P15"><text:s/></text:p>
      <text:p text:style-name="P15"><text:s text:c="2"/># send start streaming command</text:p>
      <text:p text:style-name="P15"><text:s text:c="2"/>sock.send(struct.pack('B', 0x07))</text:p>
      <text:p text:style-name="P15"><text:s text:c="2"/>wait_for_ack(sock)</text:p>
      <text:p text:style-name="P15"/>
      <text:p text:style-name="P13"><text:span text:style-name="Source_20_Text"><text:span text:style-name="T1">conectar manualmente el sensor</text:span></text:span></text:p>
      <text:list xml:id="list103122817955135" text:continue-numbering="true" text:style-name="L1">
        <text:list-item>
          <text:p text:style-name="P29"><text:span text:style-name="Source_20_Text"><text:span text:style-name="T1">sudo bluetoothctl</text:span></text:span></text:p>
          <text:p text:style-name="P29"><text:span text:style-name="Source_20_Text"><text:span text:style-name="T3"/></text:span></text:p>
        </text:list-item>
        <text:list-item>
          <text:p text:style-name="P26">Be sure that the bluetooth device is started :</text:p>
          <text:p text:style-name="P33"><text:span text:style-name="Source_20_Text"><text:span text:style-name="T3"># power on</text:span></text:span></text:p>
        </text:list-item>
        <text:list-item>
          <text:p text:style-name="P33"><text:span text:style-name="T3">We now start the agent that will "remember the pin" for </text:span><text:span text:style-name="Source_20_Text"><text:span text:style-name="T3">rfcomm</text:span></text:span><text:span text:style-name="T3"> :</text:span></text:p>
          <text:p text:style-name="P32"><text:soft-page-break/><text:span text:style-name="Source_20_Text"><text:span text:style-name="T3"># agent on</text:span></text:span></text:p>
        </text:list-item>
        <text:list-item>
          <text:p text:style-name="P25">Now we enable the scan mode to find our device and be able to pair it :</text:p>
          <text:p text:style-name="P32"><text:span text:style-name="Source_20_Text"><text:span text:style-name="T3"># scan on</text:span></text:span></text:p>
        </text:list-item>
        <text:list-item>
          <text:p text:style-name="P25">After a few seconds the MAC of your device should appear. We will denote it as after. Then, you just need to pair the device like this :</text:p>
          <text:p text:style-name="P32"><text:span text:style-name="Source_20_Text"><text:span text:style-name="T3"># pair &lt;MAC&gt;</text:span></text:span></text:p>
        </text:list-item>
      </text:list>
      <text:p text:style-name="P12"/>
      <text:p text:style-name="P23">Lanzar <text:span text:style-name="T17">python silop_ws/src/shimmer/scripts/accel_gyro_mag.py BFED</text:span></text:p>
      <text:p text:style-name="P12"/>
      <text:p text:style-name="P6"/>
      <text:p text:style-name="P4">Instalacion de <text:span text:style-name="T14">xsens</text:span></text:p>
      <text:p text:style-name="P4"/>
      <text:list xml:id="list1333319551969690148" text:style-name="L2">
        <text:list-item>
          <text:p text:style-name="P24"><text:span text:style-name="T4">gi</text:span><text:span text:style-name="T5">t clone </text:span><text:a xlink:type="simple" xlink:href="https://github.com/ethz-asl/ethzasl_xsens_driver" text:style-name="Internet_20_link" text:visited-style-name="Visited_20_Internet_20_Link"><text:span text:style-name="T5">https://github.com/ethz-asl/ethzasl_xsens_driver</text:span></text:a></text:p>
        </text:list-item>
      </text:list>
      <text:p text:style-name="P7"/>
      <text:list xml:id="list103121867782981" text:continue-list="list103122817955135" text:style-name="L1">
        <text:list-item>
          <text:p text:style-name="P18">catkin_make en ~/catkin_ws</text:p>
        </text:list-item>
      </text:list>
      <text:p text:style-name="P8"/>
      <text:p text:style-name="P5"><text:span text:style-name="T11">l</text:span><text:span text:style-name="T10">anzar:</text:span></text:p>
      <text:p text:style-name="P9"/>
      <text:list xml:id="list6640443925939377133" text:style-name="L3">
        <text:list-item>
          <text:p text:style-name="P21">rosrun xsens_driver mtdevice.py</text:p>
        </text:list-item>
      </text:list>
      <text:p text:style-name="P1"><text:span text:style-name="Source_20_Text"/></text:p>
      <text:list xml:id="list103121416024589" text:continue-numbering="true" text:style-name="L3">
        <text:list-item>
          <text:p text:style-name="P31"><text:span text:style-name="Source_20_Text"><text:span text:style-name="T2">ls -l /dev/ttyUSB0</text:span></text:span></text:p>
        </text:list-item>
        <text:list-item>
          <text:p text:style-name="P31"><text:span text:style-name="Source_20_Text"><text:span text:style-name="T2">sudo chmod a+rw /dev/ttyUSB0</text:span></text:span></text:p>
        </text:list-item>
      </text:list>
      <text:p text:style-name="P1"><text:span text:style-name="Source_20_Text"><text:span text:style-name="T7"/></text:span></text:p>
      <text:p text:style-name="P1"><text:span text:style-name="Source_20_Text"><text:span text:style-name="T7"/></text:span></text:p>
      <text:p text:style-name="P1"><text:span text:style-name="Source_20_Text"><text:span text:style-name="T7"/></text:span></text:p>
      <text:p text:style-name="P1"><text:span text:style-name="Source_20_Text"><text:span text:style-name="T7"/></text:span></text:p>
      <text:p text:style-name="P1"><text:span text:style-name="Source_20_Text"><text:span text:style-name="T7"/></text:span></text:p>
      <text:p text:style-name="P2"><text:span text:style-name="Source_20_Text"><text:span text:style-name="T9">instalacion optitrack</text:span></text:span></text:p>
      <text:p text:style-name="P2"><text:span text:style-name="Source_20_Text"><text:span text:style-name="T8"/></text:span></text:p>
      <text:list xml:id="list7796342450411523113" text:style-name="L4">
        <text:list-item>
          <text:p text:style-name="P30"><text:span text:style-name="Source_20_Text"><text:span text:style-name="T6">sudo apt-get install ros-kinetic-vrpn-client-ros </text:span></text:span></text:p>
        </text:list-item>
        <text:list-item>
          <text:p text:style-name="P22"><text:span text:style-name="T12">gi</text:span><text:span text:style-name="T11">t clone </text:span><text:a xlink:type="simple" xlink:href="https://github.com/ros-drivers/vrpn_client_ros" text:style-name="Internet_20_link" text:visited-style-name="Visited_20_Internet_20_Link"><text:span text:style-name="T13">https://github.com/ros-drivers/vrpn_client_ros</text:span></text:a></text:p>
        </text:list-item>
        <text:list-item>
          <text:p text:style-name="P19">catkin_make en ~/cat<text:span text:style-name="T16">roslaunch vrpn_client_ros sample.launch server:=156.35.152.129</text:span>kin_ws</text:p>
        </text:list-item>
      </text:list>
      <text:p text:style-name="P10"/>
      <text:p text:style-name="P10"/>
      <text:p text:style-name="P10">lanzar:</text:p>
      <text:p text:style-name="P10"/>
      <text:list xml:id="list9215672597784658010" text:style-name="L5">
        <text:list-item>
          <text:p text:style-name="P20">roslaunch vrpn_client_ros sample.launch server:=156.35.152.76</text:p>
          <text:p text:style-name="P20"/>
        </text:list-item>
        <text:list-item>
          <text:p text:style-name="P20">en el software motive: </text:p>
          <text:list>
            <text:list-item>
              <text:p text:style-name="P20">activar optitrack streaming engine</text:p>
            </text:list-item>
            <text:list-item>
              <text:p text:style-name="P20">activar vrpn streaming engine</text:p>
            </text:list-item>
          </text:list>
        </text:list-item>
      </text:list>
      <text:p text:style-name="P10"/>
      <text:p text:style-name="P11">edicion del codigo original en vrpn_client_ros.cpp-</text:p>
      <text:p text:style-name="P11"/>
      <text:p text:style-name="P11"><text:soft-page-break/>linea 118→sustituir por→ pose_msg_.header.frame_id = twist_msg_.header.frame_id = accel_msg_.header.frame_id = transform_stamped_.header.frame_id = <text:span text:style-name="T15">tracker_name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0:15:30.105970792</meta:creation-date>
    <dc:date>2020-03-10T10:31:20.693698568</dc:date>
    <meta:editing-duration>PT2H8M3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55" meta:word-count="285" meta:character-count="2060" meta:non-whitespace-character-count="1827"/>
  </office:meta>
</office:document-meta>
</file>